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9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4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routes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ou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ime_zone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typ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rey Triangl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 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ravens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nchanted Lak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ish Creek Linear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Kahaluu Beach Park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ko Roa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ttle Roa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agic Sands Beach Park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Old Airport Garden Loop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lani Roa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Kailua-Kona</text:p>
          </table:table-cell>
          <table:table-cell office:value-type="string" calcext:value-type="string">
            <text:p>America/Honolulu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rks Mall - Mixe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In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rks Mall - Main corrido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In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rks Mall - 3 lap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B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Parks Mall - 4 laps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Arlington</text:p>
          </table:table-cell>
          <table:table-cell table:style-name="ce3" office:value-type="string" calcext:value-type="string">
            <text:p>America/Chicago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oop</text:p>
          </table:table-cell>
          <table:table-cell table:style-name="ce3" table:number-columns-repeated="57"/>
        </table:table-row>
        <table:table-row table:style-name="ro1">
          <table:table-cell office:value-type="string" calcext:value-type="string">
            <text:p>Perkins Roa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iver Legacy North Eas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iver Legacy Park Eas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iver Legacy Park Wes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si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South Rush Creek Linear Park</text:p>
          </table:table-cell>
          <table:table-cell table:style-name="ce3" office:value-type="string" calcext:value-type="string">
            <text:p>TX</text:p>
          </table:table-cell>
          <table:table-cell table:style-name="ce3" office:value-type="string" calcext:value-type="string">
            <text:p>Arlington</text:p>
          </table:table-cell>
          <table:table-cell table:style-name="ce3" office:value-type="string" calcext:value-type="string">
            <text:p>America/Chicago</text:p>
          </table:table-cell>
          <table:table-cell table:style-name="ce3" office:value-type="string" calcext:value-type="string">
            <text:p>Outsi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horewood Driv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ovall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andergriff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etrans Par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Park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lliage Cree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idian - River Legacy East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ridian Lake Loop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ear</text:p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Green Oaks - Little Roa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table:style-name="ce3"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iver Lagacy Shad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America/Chicago</text:p>
          </table:table-cell>
          <table:table-cell office:value-type="string" calcext:value-type="string">
            <text:p>Out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p</text:p>
          </table:table-cell>
          <table:table-cell table:number-columns-repeated="57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071in 0.0102in 0.0071in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10:00:33.1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utes" style:display-name="PageStyle_rou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raig Slinkman</meta:initial-creator>
    <dc:creator>Craig Slinkman</dc:creator>
    <meta:creation-date>2020-02-28T18:24:12</meta:creation-date>
    <dc:date>2020-06-27T00:45:06</dc:date>
    <meta:generator>LibreOffice/6.4.5.2$Windows_X86_64 LibreOffice_project/a726b36747cf2001e06b58ad5db1aa3a9a1872d6</meta:generator>
    <meta:document-statistic meta:table-count="1" meta:cell-count="2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